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3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Text_20_body" style:list-style-name="L1">
      <style:text-properties fo:font-size="6pt" style:font-size-asian="5.25pt" style:font-size-complex="6pt"/>
    </style:style>
    <style:style style:name="P5" style:family="paragraph" style:parent-style-name="Horizontal_20_Line">
      <style:text-properties style:font-size-asian="5.25pt"/>
    </style:style>
    <style:style style:name="P6" style:family="paragraph" style:parent-style-name="Text_20_body" style:list-style-name="L2">
      <style:text-properties fo:font-size="6pt" style:font-size-asian="5.25pt" style:font-size-complex="6pt"/>
    </style:style>
    <style:style style:name="P7" style:family="paragraph" style:parent-style-name="Text_20_body" style:list-style-name="L3">
      <style:text-properties fo:font-size="6pt" style:font-size-asian="5.25pt" style:font-size-complex="6pt"/>
    </style:style>
    <style:style style:name="P8" style:family="paragraph" style:parent-style-name="Heading_20_2">
      <style:text-properties fo:font-size="6pt" style:font-size-asian="5.25pt" style:font-size-complex="6pt"/>
    </style:style>
    <style:style style:name="P9" style:family="paragraph" style:parent-style-name="Text_20_body" style:list-style-name="L4">
      <style:text-properties fo:font-size="6pt" style:font-size-asian="5.25pt" style:font-size-complex="6pt"/>
    </style:style>
    <style:style style:name="P10" style:family="paragraph" style:parent-style-name="Text_20_body" style:list-style-name="L5">
      <style:text-properties fo:font-size="6pt" style:font-size-asian="5.25pt" style:font-size-complex="6pt"/>
    </style:style>
    <style:style style:name="P11" style:family="paragraph" style:parent-style-name="Text_20_body" style:list-style-name="L6">
      <style:text-properties fo:font-size="6pt" style:font-size-asian="5.25pt" style:font-size-complex="6pt"/>
    </style:style>
    <style:style style:name="P12" style:family="paragraph" style:parent-style-name="Text_20_body" style:list-style-name="L7">
      <style:text-properties fo:font-size="6pt" style:font-size-asian="5.25pt" style:font-size-complex="6pt"/>
    </style:style>
    <style:style style:name="P13" style:family="paragraph" style:parent-style-name="Text_20_body" style:list-style-name="L8">
      <style:text-properties fo:font-size="6pt" style:font-size-asian="5.25pt" style:font-size-complex="6pt"/>
    </style:style>
    <style:style style:name="P14" style:family="paragraph" style:parent-style-name="Text_20_body" style:list-style-name="L9">
      <style:text-properties fo:font-size="6pt" style:font-size-asian="5.25pt" style:font-size-complex="6pt"/>
    </style:style>
    <style:style style:name="P15" style:family="paragraph" style:parent-style-name="Text_20_body" style:list-style-name="L10">
      <style:text-properties fo:font-size="6pt" style:font-size-asian="5.25pt" style:font-size-complex="6pt"/>
    </style:style>
    <style:style style:name="P16" style:family="paragraph" style:parent-style-name="Text_20_body" style:list-style-name="L11">
      <style:text-properties fo:font-size="6pt" style:font-size-asian="5.25pt" style:font-size-complex="6pt"/>
    </style:style>
    <style:style style:name="P17" style:family="paragraph" style:parent-style-name="Text_20_body" style:list-style-name="L12">
      <style:text-properties fo:font-size="6pt" style:font-size-asian="5.25pt" style:font-size-complex="6pt"/>
    </style:style>
    <style:style style:name="P18" style:family="paragraph" style:parent-style-name="Text_20_body" style:list-style-name="L13">
      <style:text-properties fo:font-size="6pt" style:font-size-asian="5.25pt" style:font-size-complex="6pt"/>
    </style:style>
    <style:style style:name="P19" style:family="paragraph" style:parent-style-name="Text_20_body" style:list-style-name="L14">
      <style:text-properties fo:font-size="6pt" style:font-size-asian="5.25pt" style:font-size-complex="6pt"/>
    </style:style>
    <style:style style:name="P20" style:family="paragraph" style:parent-style-name="Text_20_body" style:list-style-name="L15">
      <style:text-properties fo:font-size="6pt" style:font-size-asian="5.25pt" style:font-size-complex="6pt"/>
    </style:style>
    <style:style style:name="P21" style:family="paragraph" style:parent-style-name="Text_20_body" style:list-style-name="L16">
      <style:text-properties fo:font-size="6pt" style:font-size-asian="5.25pt" style:font-size-complex="6pt"/>
    </style:style>
    <style:style style:name="P22" style:family="paragraph" style:parent-style-name="Text_20_body" style:list-style-name="L17">
      <style:text-properties fo:font-size="6pt" style:font-size-asian="5.25pt" style:font-size-complex="6pt"/>
    </style:style>
    <style:style style:name="P23" style:family="paragraph" style:parent-style-name="Text_20_body" style:list-style-name="L18">
      <style:text-properties fo:font-size="6pt" style:font-size-asian="5.25pt" style:font-size-complex="6pt"/>
    </style:style>
    <style:style style:name="P24" style:family="paragraph" style:parent-style-name="Text_20_body" style:list-style-name="L19">
      <style:text-properties fo:font-size="6pt" style:font-size-asian="5.25pt" style:font-size-complex="6pt"/>
    </style:style>
    <style:style style:name="P25" style:family="paragraph" style:parent-style-name="Text_20_body" style:list-style-name="L20">
      <style:text-properties fo:font-size="6pt" style:font-size-asian="5.25pt" style:font-size-complex="6pt"/>
    </style:style>
    <style:style style:name="P26" style:family="paragraph" style:parent-style-name="Text_20_body" style:list-style-name="L21">
      <style:text-properties fo:font-size="6pt" style:font-size-asian="5.25pt" style:font-size-complex="6pt"/>
    </style:style>
    <style:style style:name="P27" style:family="paragraph" style:parent-style-name="Text_20_body" style:list-style-name="L22">
      <style:text-properties fo:font-size="6pt" style:font-size-asian="5.25pt" style:font-size-complex="6pt"/>
    </style:style>
    <style:style style:name="P28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⚖️ <text:span text:style-name="Strong_20_Emphasis">LEGAL PLAYBOOK (Document #8)</text:span></text:h>
      <text:h text:style-name="P2" text:outline-level="3"><text:span text:style-name="Emphasis">Patent &amp; IP Prosecution Strategy for RoboChef</text:span></text:h>
      <text:p text:style-name="P3"><text:span text:style-name="Strong_20_Emphasis">Author: Meir Niv</text:span></text:p>
      <text:p text:style-name="P3">This document is designed for:</text:p>
      <text:list text:style-name="L1">
        <text:list-item>
          <text:p text:style-name="P4">Patent attorneys</text:p>
        </text:list-item>
        <text:list-item>
          <text:p text:style-name="P4">Investors</text:p>
        </text:list-item>
        <text:list-item>
          <text:p text:style-name="P4">Corporate strategy</text:p>
        </text:list-item>
        <text:list-item>
          <text:p text:style-name="P4">Regulatory consultants</text:p>
        </text:list-item>
        <text:list-item>
          <text:p text:style-name="P4">Your grandson (future USC law graduate)</text:p>
        </text:list-item>
      </text:list>
      <text:p text:style-name="P3">This is a <text:span text:style-name="Strong_20_Emphasis">battle plan</text:span> for protecting every part of RoboChef — machine, humanoid, food supply, AEC system, AI, recipes, user data, and business model.</text:p>
      <text:p text:style-name="P3">It ensures that <text:span text:style-name="Strong_20_Emphasis">you own the entire category</text:span>, not just one device.</text:p>
      <text:p text:style-name="P5"/>
      <text:h text:style-name="P1" text:outline-level="1">⭐ <text:span text:style-name="Strong_20_Emphasis">EXECUTIVE SUMMARY</text:span></text:h>
      <text:p text:style-name="P3">RoboChef is not a single invention — it is an <text:span text:style-name="Emphasis">ecosystem</text:span>.<text:line-break/>To protect it, we file <text:span text:style-name="Strong_20_Emphasis">a coordinated portfolio</text:span> of patents:</text:p>
      <text:h text:style-name="P2" text:outline-level="3"><text:span text:style-name="Strong_20_Emphasis">6 Patent Types (Filed in Layers)</text:span></text:h>
      <text:list text:style-name="L2">
        <text:list-item>
          <text:p text:style-name="P6"><text:span text:style-name="Strong_20_Emphasis">System Patent</text:span> (core)</text:p>
        </text:list-item>
        <text:list-item>
          <text:p text:style-name="P6"><text:span text:style-name="Strong_20_Emphasis">Method Patents</text:span> (how the robot cooks + how humanoid trains)</text:p>
        </text:list-item>
        <text:list-item>
          <text:p text:style-name="P6"><text:span text:style-name="Strong_20_Emphasis">Encrypted Ingredient Authorization (AEC) Patent</text:span></text:p>
        </text:list-item>
        <text:list-item>
          <text:p text:style-name="P6"><text:span text:style-name="Strong_20_Emphasis">Packaging Patent</text:span> (sealed capsules + auto-break mechanism)</text:p>
        </text:list-item>
        <text:list-item>
          <text:p text:style-name="P6"><text:span text:style-name="Strong_20_Emphasis">AI/ML Patent</text:span> (learning preferences, chef training, recipe engine)</text:p>
        </text:list-item>
        <text:list-item>
          <text:p text:style-name="P6"><text:span text:style-name="Strong_20_Emphasis">Hardware/Device Patent</text:span> (humanoid cooking interface)</text:p>
        </text:list-item>
      </text:list>
      <text:p text:style-name="P3">We combine this with:</text:p>
      <text:list text:style-name="L3">
        <text:list-item>
          <text:p text:style-name="P7">Trade secrets</text:p>
        </text:list-item>
        <text:list-item>
          <text:p text:style-name="P7">Copyright</text:p>
        </text:list-item>
        <text:list-item>
          <text:p text:style-name="P7">Trademarks</text:p>
        </text:list-item>
        <text:list-item>
          <text:p text:style-name="P7">Licensing agreements</text:p>
        </text:list-item>
        <text:list-item>
          <text:p text:style-name="P7">Chef royalty agreements</text:p>
        </text:list-item>
        <text:list-item>
          <text:p text:style-name="P7">Vendor compliance regime</text:p>
        </text:list-item>
        <text:list-item>
          <text:p text:style-name="P7">Enforcement strategy</text:p>
        </text:list-item>
      </text:list>
      <text:p text:style-name="P3">This creates <text:span text:style-name="Strong_20_Emphasis">a monopoly-like moat</text:span>.</text:p>
      <text:p text:style-name="P5"/>
      <text:h text:style-name="P1" text:outline-level="1">🧱 <text:span text:style-name="Strong_20_Emphasis">SECTION 1 — Patent Strategy Overview</text:span></text:h>
      <text:p text:style-name="P3">Your invention has <text:span text:style-name="Strong_20_Emphasis">three pillars</text:span>, all patentable:</text:p>
      <text:h text:style-name="P8" text:outline-level="2"><text:span text:style-name="Strong_20_Emphasis">1.1 Pillar A: RoboChef Appliance (Hardware + Process)</text:span></text:h>
      <text:p text:style-name="P3">Protect:</text:p>
      <text:list text:style-name="L4">
        <text:list-item>
          <text:p text:style-name="P9">Robotic cooking machine</text:p>
        </text:list-item>
        <text:list-item>
          <text:p text:style-name="P9">Cutting/chopping module</text:p>
        </text:list-item>
        <text:list-item>
          <text:p text:style-name="P9">Ingredient mixing algorithm</text:p>
        </text:list-item>
        <text:list-item>
          <text:p text:style-name="P9">Heating/cooling control</text:p>
        </text:list-item>
        <text:list-item>
          <text:p text:style-name="P9">Automatic plating mechanism</text:p>
        </text:list-item>
        <text:list-item>
          <text:p text:style-name="P9">Capsule acceptance + rejection</text:p>
        </text:list-item>
        <text:list-item>
          <text:p text:style-name="P9"><text:soft-page-break/>Safety systems</text:p>
        </text:list-item>
      </text:list>
      <text:p text:style-name="P3"><text:span text:style-name="Strong_20_Emphasis">Patent filing: Utility + Design</text:span></text:p>
      <text:p text:style-name="P5"/>
      <text:h text:style-name="P8" text:outline-level="2"><text:span text:style-name="Strong_20_Emphasis">1.2 Pillar B: Humanoid Embodiment (Robotic Chef)</text:span></text:h>
      <text:p text:style-name="P3">Protect:</text:p>
      <text:list text:style-name="L5">
        <text:list-item>
          <text:p text:style-name="P10">Humanoid arm/hand motions specific to cooking</text:p>
        </text:list-item>
        <text:list-item>
          <text:p text:style-name="P10">Tool interaction protocol</text:p>
        </text:list-item>
        <text:list-item>
          <text:p text:style-name="P10">Kitchen-safe humanoid navigation</text:p>
        </text:list-item>
        <text:list-item>
          <text:p text:style-name="P10">“Human imitation learning for cooking tasks”</text:p>
        </text:list-item>
        <text:list-item>
          <text:p text:style-name="P10">Training method via RLHF + family preference memory</text:p>
        </text:list-item>
        <text:list-item>
          <text:p text:style-name="P10">Multi-chef training dataset</text:p>
        </text:list-item>
      </text:list>
      <text:p text:style-name="P3"><text:span text:style-name="Strong_20_Emphasis">Patent filing: Utility + Method</text:span></text:p>
      <text:p text:style-name="P3">This is extremely strong because humanoid cooking is a new domain.</text:p>
      <text:p text:style-name="P5"/>
      <text:h text:style-name="P8" text:outline-level="2"><text:span text:style-name="Strong_20_Emphasis">1.3 Pillar C: Encrypted Ingredient Authorization System (AEC)</text:span></text:h>
      <text:p text:style-name="P3">This is your <text:span text:style-name="Strong_20_Emphasis">gold mine</text:span>.</text:p>
      <text:p text:style-name="P3">Protect:</text:p>
      <text:list text:style-name="L6">
        <text:list-item>
          <text:p text:style-name="P11">Method of verifying food inputs</text:p>
        </text:list-item>
        <text:list-item>
          <text:p text:style-name="P11">Daily rotating encryption key</text:p>
        </text:list-item>
        <text:list-item>
          <text:p text:style-name="P11">Machine rejection of unauthorized food</text:p>
        </text:list-item>
        <text:list-item>
          <text:p text:style-name="P11">Vendor licensing framework</text:p>
        </text:list-item>
        <text:list-item>
          <text:p text:style-name="P11">Encrypted capsules</text:p>
        </text:list-item>
        <text:list-item>
          <text:p text:style-name="P11">Secret keys stored in secure module</text:p>
        </text:list-item>
        <text:list-item>
          <text:p text:style-name="P11">Code verification handshake</text:p>
        </text:list-item>
        <text:list-item>
          <text:p text:style-name="P11">Randomized code generator</text:p>
        </text:list-item>
        <text:list-item>
          <text:p text:style-name="P11">Tamper detection</text:p>
        </text:list-item>
      </text:list>
      <text:p text:style-name="P3"><text:span text:style-name="Strong_20_Emphasis">Patent filing: Utility (strongest claim)</text:span></text:p>
      <text:p text:style-name="P3">This is the “Nespresso business model,” but <text:span text:style-name="Emphasis">far more secure</text:span>.<text:line-break/>This ensures <text:span text:style-name="Strong_20_Emphasis">recurring revenue</text:span> forever.</text:p>
      <text:p text:style-name="P5"/>
      <text:h text:style-name="P1" text:outline-level="1">🔐 <text:span text:style-name="Strong_20_Emphasis">SECTION 2 — AEC Patent (Primary Money Maker)</text:span></text:h>
      <text:p text:style-name="P3">This is the #1 most important patent.<text:line-break/>You must file it <text:span text:style-name="Strong_20_Emphasis">ASAP</text:span>.</text:p>
      <text:h text:style-name="P2" text:outline-level="3">What it protects:</text:h>
      <text:list text:style-name="L7">
        <text:list-item>
          <text:p text:style-name="P12">Machine rejects food without a matching encrypted code</text:p>
        </text:list-item>
        <text:list-item>
          <text:p text:style-name="P12">Code is rotated daily</text:p>
        </text:list-item>
        <text:list-item>
          <text:p text:style-name="P12">Code contains:</text:p>
          <text:list>
            <text:list-item>
              <text:p text:style-name="P12">Ingredient identity</text:p>
            </text:list-item>
            <text:list-item>
              <text:p text:style-name="P12">Quantity</text:p>
            </text:list-item>
            <text:list-item>
              <text:p text:style-name="P12">Origin</text:p>
            </text:list-item>
            <text:list-item>
              <text:p text:style-name="P12">Vendor ID</text:p>
            </text:list-item>
            <text:list-item>
              <text:p text:style-name="P12">Expiration</text:p>
            </text:list-item>
          </text:list>
        </text:list-item>
        <text:list-item>
          <text:p text:style-name="P12">Machine verifies:</text:p>
          <text:list>
            <text:list-item>
              <text:p text:style-name="P12"><text:soft-page-break/>Seal intact</text:p>
            </text:list-item>
            <text:list-item>
              <text:p text:style-name="P12">Code valid</text:p>
            </text:list-item>
            <text:list-item>
              <text:p text:style-name="P12">Code not expired</text:p>
            </text:list-item>
          </text:list>
        </text:list-item>
        <text:list-item>
          <text:p text:style-name="P12">Vendor licensing model</text:p>
        </text:list-item>
        <text:list-item>
          <text:p text:style-name="P12">Central server issues encrypted keys</text:p>
        </text:list-item>
        <text:list-item>
          <text:p text:style-name="P12">Capsules contain embedded chip or printed encrypted ID</text:p>
        </text:list-item>
        <text:list-item>
          <text:p text:style-name="P12">Custom ingredient packages with user additions</text:p>
        </text:list-item>
      </text:list>
      <text:h text:style-name="P2" text:outline-level="3">Why it is powerful:</text:h>
      <text:list text:style-name="L8">
        <text:list-item>
          <text:p text:style-name="P13">Prevents competitors from producing compatible food</text:p>
        </text:list-item>
        <text:list-item>
          <text:p text:style-name="P13">Creates recurring income</text:p>
        </text:list-item>
        <text:list-item>
          <text:p text:style-name="P13">Enforces safety and quality</text:p>
        </text:list-item>
        <text:list-item>
          <text:p text:style-name="P13">Extremely patentable because no automated kitchen uses encrypted authorization</text:p>
        </text:list-item>
      </text:list>
      <text:p text:style-name="P5"/>
      <text:h text:style-name="P1" text:outline-level="1">🤖 <text:span text:style-name="Strong_20_Emphasis">SECTION 3 — Humanoid Patent Strategy</text:span></text:h>
      <text:p text:style-name="P3">Protect the following:</text:p>
      <text:list text:style-name="L9">
        <text:list-item>
          <text:p text:style-name="P14"><text:span text:style-name="Strong_20_Emphasis">Cooking skill training method</text:span></text:p>
          <text:list>
            <text:list-item>
              <text:p text:style-name="P14">Human chef demonstrates actions</text:p>
            </text:list-item>
            <text:list-item>
              <text:p text:style-name="P14">Humanoid learns using computer vision + ML</text:p>
            </text:list-item>
            <text:list-item>
              <text:p text:style-name="P14">Preferences tailored per family (“personal chef memory”)</text:p>
            </text:list-item>
          </text:list>
        </text:list-item>
        <text:list-item>
          <text:p text:style-name="P14"><text:span text:style-name="Strong_20_Emphasis">Tool adaptation</text:span></text:p>
          <text:list>
            <text:list-item>
              <text:p text:style-name="P14">Robot uses household utensils</text:p>
            </text:list-item>
            <text:list-item>
              <text:p text:style-name="P14">No proprietary tools (novel claim)</text:p>
            </text:list-item>
          </text:list>
        </text:list-item>
        <text:list-item>
          <text:p text:style-name="P14"><text:span text:style-name="Strong_20_Emphasis">Safe kitchen operation</text:span></text:p>
          <text:list>
            <text:list-item>
              <text:p text:style-name="P14">Collision detection</text:p>
            </text:list-item>
            <text:list-item>
              <text:p text:style-name="P14">Sharp object safety envelope</text:p>
            </text:list-item>
            <text:list-item>
              <text:p text:style-name="P14">Heat hazard avoidance</text:p>
            </text:list-item>
            <text:list-item>
              <text:p text:style-name="P14">Correct posture for cutting, stirring, flipping</text:p>
            </text:list-item>
          </text:list>
        </text:list-item>
        <text:list-item>
          <text:p text:style-name="P14"><text:span text:style-name="Strong_20_Emphasis">Human replacement prevention</text:span></text:p>
          <text:list>
            <text:list-item>
              <text:p text:style-name="P14">Robot stops if human enters workspace</text:p>
            </text:list-item>
            <text:list-item>
              <text:p text:style-name="P14">Humanoid’s AI detects children, pets, hands</text:p>
            </text:list-item>
          </text:list>
        </text:list-item>
        <text:list-item>
          <text:p text:style-name="P14"><text:span text:style-name="Strong_20_Emphasis">Recipe execution method</text:span></text:p>
          <text:list>
            <text:list-item>
              <text:p text:style-name="P14">Vision + sensors + tactile feedback</text:p>
            </text:list-item>
            <text:list-item>
              <text:p text:style-name="P14">Dynamic stirring speed</text:p>
            </text:list-item>
            <text:list-item>
              <text:p text:style-name="P14">Moisture + color detection</text:p>
            </text:list-item>
            <text:list-item>
              <text:p text:style-name="P14">Precision plating</text:p>
            </text:list-item>
          </text:list>
        </text:list-item>
      </text:list>
      <text:p text:style-name="P3">This gives you a significant future moat as humanoids become cheap.</text:p>
      <text:p text:style-name="P5"/>
      <text:h text:style-name="P1" text:outline-level="1">🔥 <text:span text:style-name="Strong_20_Emphasis">SECTION 4 — Cooking Process &amp; Automation Patents</text:span></text:h>
      <text:h text:style-name="P8" text:outline-level="2">Claim patentable processes:</text:h>
      <text:list text:style-name="L10">
        <text:list-item>
          <text:p text:style-name="P15">“Automated ingredient selection from sealed capsules”</text:p>
        </text:list-item>
        <text:list-item>
          <text:p text:style-name="P15">“Automated seasoning dispensing algorithm”</text:p>
        </text:list-item>
        <text:list-item>
          <text:p text:style-name="P15">“Cooking-state detection via sensors”</text:p>
        </text:list-item>
        <text:list-item>
          <text:p text:style-name="P15">“Automated temperature modulation using AI prediction”</text:p>
        </text:list-item>
        <text:list-item>
          <text:p text:style-name="P15"><text:soft-page-break/>“Meal completion validation process”</text:p>
        </text:list-item>
        <text:list-item>
          <text:p text:style-name="P15">“Auto-cleaning cycle with UV-C sterilization”</text:p>
        </text:list-item>
      </text:list>
      <text:p text:style-name="P5"/>
      <text:h text:style-name="P1" text:outline-level="1">🍽 <text:span text:style-name="Strong_20_Emphasis">SECTION 5 — Recipe Database + AI (Multiple IP Layers)</text:span></text:h>
      <text:p text:style-name="P3">You will use:</text:p>
      <text:h text:style-name="P2" text:outline-level="3"><text:span text:style-name="Strong_20_Emphasis">Copyright</text:span></text:h>
      <text:list text:style-name="L11">
        <text:list-item>
          <text:p text:style-name="P16">Recipes</text:p>
        </text:list-item>
        <text:list-item>
          <text:p text:style-name="P16">Chef training videos</text:p>
        </text:list-item>
        <text:list-item>
          <text:p text:style-name="P16">Robot cooking motions</text:p>
        </text:list-item>
        <text:list-item>
          <text:p text:style-name="P16">UI/UX</text:p>
        </text:list-item>
      </text:list>
      <text:h text:style-name="P2" text:outline-level="3"><text:span text:style-name="Strong_20_Emphasis">Trade Secret</text:span></text:h>
      <text:list text:style-name="L12">
        <text:list-item>
          <text:p text:style-name="P17">Ingredient ratios</text:p>
        </text:list-item>
        <text:list-item>
          <text:p text:style-name="P17">AI personalization algorithm</text:p>
        </text:list-item>
        <text:list-item>
          <text:p text:style-name="P17">ML training data</text:p>
        </text:list-item>
        <text:list-item>
          <text:p text:style-name="P17">Flavor-tuning engine</text:p>
        </text:list-item>
        <text:list-item>
          <text:p text:style-name="P17">“Chef fingerprint” model (unique to each chef)</text:p>
        </text:list-item>
      </text:list>
      <text:h text:style-name="P2" text:outline-level="3"><text:span text:style-name="Strong_20_Emphasis">Patents</text:span></text:h>
      <text:list text:style-name="L13">
        <text:list-item>
          <text:p text:style-name="P18">“AI-based dynamic recipe adjustment based on user feedback”</text:p>
        </text:list-item>
        <text:list-item>
          <text:p text:style-name="P18">“Preference memory system for household taste profiles”</text:p>
        </text:list-item>
      </text:list>
      <text:h text:style-name="P2" text:outline-level="3"><text:span text:style-name="Strong_20_Emphasis">Licensing Agreements</text:span></text:h>
      <text:list text:style-name="L14">
        <text:list-item>
          <text:p text:style-name="P19">Chefs earn royalties when users buy their capsule sets</text:p>
        </text:list-item>
        <text:list-item>
          <text:p text:style-name="P19">Chefs own their own recipes; RoboChef licenses them (like Spotify for cooking)</text:p>
        </text:list-item>
      </text:list>
      <text:p text:style-name="P5"/>
      <text:h text:style-name="P1" text:outline-level="1">💼 <text:span text:style-name="Strong_20_Emphasis">SECTION 6 — Trademark Strategy</text:span></text:h>
      <text:p text:style-name="P3">You should register:</text:p>
      <text:h text:style-name="P2" text:outline-level="3"><text:span text:style-name="Strong_20_Emphasis">Brand Names</text:span></text:h>
      <text:list text:style-name="L15">
        <text:list-item>
          <text:p text:style-name="P20">ROBOCHEF™</text:p>
        </text:list-item>
        <text:list-item>
          <text:p text:style-name="P20">ROBOCHEF-HUMANOID™</text:p>
        </text:list-item>
        <text:list-item>
          <text:p text:style-name="P20">AEC CODE™</text:p>
        </text:list-item>
        <text:list-item>
          <text:p text:style-name="P20">AUTHORIZED FOOD PACK™</text:p>
        </text:list-item>
        <text:list-item>
          <text:p text:style-name="P20">ROBOCHEF AI™</text:p>
        </text:list-item>
        <text:list-item>
          <text:p text:style-name="P20">ROBOCHEF VAULT™ (encrypted database)</text:p>
        </text:list-item>
        <text:list-item>
          <text:p text:style-name="P20">ROBOCHEF KITCHEN™</text:p>
        </text:list-item>
      </text:list>
      <text:h text:style-name="P2" text:outline-level="3"><text:span text:style-name="Strong_20_Emphasis">Logos</text:span></text:h>
      <text:list text:style-name="L16">
        <text:list-item>
          <text:p text:style-name="P21">Chef hat with humanoid outline</text:p>
        </text:list-item>
        <text:list-item>
          <text:p text:style-name="P21">Capsule icon</text:p>
        </text:list-item>
        <text:list-item>
          <text:p text:style-name="P21">Encrypted-food icon</text:p>
        </text:list-item>
      </text:list>
      <text:p text:style-name="P5"/>
      <text:h text:style-name="P1" text:outline-level="1">⚔️ <text:span text:style-name="Strong_20_Emphasis">SECTION 7 — Enforcement</text:span></text:h>
      <text:p text:style-name="P3">You must prepare for:</text:p>
      <text:h text:style-name="P2" text:outline-level="3"><text:soft-page-break/><text:span text:style-name="Strong_20_Emphasis">7.1 Vendor Enforcement</text:span></text:h>
      <text:list text:style-name="L17">
        <text:list-item>
          <text:p text:style-name="P22">Vendors must buy codes</text:p>
        </text:list-item>
        <text:list-item>
          <text:p text:style-name="P22">Codes tied to lot number</text:p>
        </text:list-item>
        <text:list-item>
          <text:p text:style-name="P22">Unauthorized capsules → machine refusal</text:p>
        </text:list-item>
      </text:list>
      <text:h text:style-name="P2" text:outline-level="3"><text:span text:style-name="Strong_20_Emphasis">7.2 Anti-Counterfeit Measures</text:span></text:h>
      <text:list text:style-name="L18">
        <text:list-item>
          <text:p text:style-name="P23">Holographic seal</text:p>
        </text:list-item>
        <text:list-item>
          <text:p text:style-name="P23">Embedded NFC chips</text:p>
        </text:list-item>
        <text:list-item>
          <text:p text:style-name="P23">Encrypted QR</text:p>
        </text:list-item>
        <text:list-item>
          <text:p text:style-name="P23">Tamper-evident packaging</text:p>
        </text:list-item>
      </text:list>
      <text:h text:style-name="P2" text:outline-level="3"><text:span text:style-name="Strong_20_Emphasis">7.3 Legal Response Plan</text:span></text:h>
      <text:p text:style-name="P3">If someone sells unauthorized food:</text:p>
      <text:list text:style-name="L19">
        <text:list-item>
          <text:p text:style-name="P24">Cease &amp; desist</text:p>
        </text:list-item>
        <text:list-item>
          <text:p text:style-name="P24">Injunction</text:p>
        </text:list-item>
        <text:list-item>
          <text:p text:style-name="P24">Seizure of goods</text:p>
        </text:list-item>
        <text:list-item>
          <text:p text:style-name="P24">Damages</text:p>
        </text:list-item>
        <text:list-item>
          <text:p text:style-name="P24">Remove vendor from AEC system</text:p>
        </text:list-item>
      </text:list>
      <text:h text:style-name="P2" text:outline-level="3"><text:span text:style-name="Strong_20_Emphasis">7.4 Patent Infringement Shield</text:span></text:h>
      <text:p text:style-name="P3">If competitor copies:</text:p>
      <text:list text:style-name="L20">
        <text:list-item>
          <text:p text:style-name="P25">Sue under utility patent</text:p>
        </text:list-item>
        <text:list-item>
          <text:p text:style-name="P25">Block importation (US ITC Section 337)</text:p>
        </text:list-item>
        <text:list-item>
          <text:p text:style-name="P25">Seize illegal robots</text:p>
        </text:list-item>
        <text:list-item>
          <text:p text:style-name="P25">Claim business interruption damages</text:p>
        </text:list-item>
      </text:list>
      <text:p text:style-name="P5"/>
      <text:h text:style-name="P1" text:outline-level="1">📄 <text:span text:style-name="Strong_20_Emphasis">SECTION 8 — Patent Filing Schedule</text:span></text:h>
      <text:p text:style-name="P3"><text:span text:style-name="Strong_20_Emphasis">Phase 1 (Immediate – within 30 days)</text:span><text:line-break/>✔ AEC System Patent<text:line-break/>✔ RoboChef Appliance Patent<text:line-break/>✔ Humanoid Cooking Safety Patent</text:p>
      <text:p text:style-name="P3"><text:span text:style-name="Strong_20_Emphasis">Phase 2 (3–6 months)</text:span><text:line-break/>✔ AI Personal Taste Engine<text:line-break/>✔ Humanoid Training Method<text:line-break/>✔ Capsule Packaging Patent</text:p>
      <text:p text:style-name="P3"><text:span text:style-name="Strong_20_Emphasis">Phase 3 (6–12 months)</text:span><text:line-break/>✔ Design patents<text:line-break/>✔ International filings (PCT)<text:line-break/>✔ Additional methods</text:p>
      <text:p text:style-name="P5"/>
      <text:h text:style-name="P1" text:outline-level="1">🌍 <text:span text:style-name="Strong_20_Emphasis">SECTION 9 — International Strategy</text:span></text:h>
      <text:p text:style-name="P3">File under <text:span text:style-name="Strong_20_Emphasis">PCT</text:span> to cover 152 countries.</text:p>
      <text:p text:style-name="P3">Priority:</text:p>
      <text:list text:style-name="L21">
        <text:list-item>
          <text:p text:style-name="P26">USA</text:p>
        </text:list-item>
        <text:list-item>
          <text:p text:style-name="P26">EU</text:p>
        </text:list-item>
        <text:list-item>
          <text:p text:style-name="P26">China</text:p>
        </text:list-item>
        <text:list-item>
          <text:p text:style-name="P26">Japan</text:p>
        </text:list-item>
        <text:list-item>
          <text:p text:style-name="P26">South Korea</text:p>
        </text:list-item>
        <text:list-item>
          <text:p text:style-name="P26">Israel</text:p>
        </text:list-item>
      </text:list>
      <text:p text:style-name="P3">All leading robotic and food tech markets.</text:p>
      <text:p text:style-name="P5"><text:soft-page-break/></text:p>
      <text:h text:style-name="P1" text:outline-level="1">🎯 <text:span text:style-name="Strong_20_Emphasis">SECTION 10 — What Your Grandson Will Handle</text:span></text:h>
      <text:p text:style-name="P3">(Perfect for a future law graduate)</text:p>
      <text:p text:style-name="P3">He will:</text:p>
      <text:list text:style-name="L22">
        <text:list-item>
          <text:p text:style-name="P27">Manage patent office responses</text:p>
        </text:list-item>
        <text:list-item>
          <text:p text:style-name="P27">Draft claims</text:p>
        </text:list-item>
        <text:list-item>
          <text:p text:style-name="P27">Handle freedom-to-operate analysis</text:p>
        </text:list-item>
        <text:list-item>
          <text:p text:style-name="P27">Build licensing agreements</text:p>
        </text:list-item>
        <text:list-item>
          <text:p text:style-name="P27">Manage international filings</text:p>
        </text:list-item>
        <text:list-item>
          <text:p text:style-name="P27">Maintain IP portfolio</text:p>
        </text:list-item>
      </text:list>
      <text:p text:style-name="P3">RoboChef can become his first big legal achievement.</text:p>
      <text:p text:style-name="P5"/>
      <text:h text:style-name="P1" text:outline-level="1">🎉 <text:span text:style-name="Strong_20_Emphasis">LEGAL PLAYBOOK COMPLETE</text:span></text:h>
      <text:p text:style-name="P3">You now have:<text:line-break/>✔ Patent strategy<text:line-break/>✔ IP moat<text:line-break/>✔ Revenue protection<text:line-break/>✔ Vendor protection<text:line-break/>✔ Humanoid training IP<text:line-break/>✔ AI protection<text:line-break/>✔ Enforcement plan<text:line-break/>✔ Filing schedule</text:p>
      <text:p text:style-name="P5"/>
      <text:p text:style-name="P3">If you want, I can now generate:</text:p>
      <text:h text:style-name="P2" text:outline-level="3"><text:span text:style-name="Strong_20_Emphasis">➡️ Document #9 — Investor Teaser (1-page flashy summary)</text:span></text:h>
      <text:h text:style-name="P2" text:outline-level="3"><text:span text:style-name="Strong_20_Emphasis">➡️ Document #10 — 15-slide Pitch Deck</text:span></text:h>
      <text:h text:style-name="P2" text:outline-level="3"><text:span text:style-name="Strong_20_Emphasis">➡️ Document #11 — Full Patent Claim Draft (legal-style)</text:span></text:h>
      <text:h text:style-name="P2" text:outline-level="3"><text:span text:style-name="Strong_20_Emphasis">➡️ Document #12 — Full Technical Specification</text:span></text:h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01:31:07.131107200</meta:creation-date>
    <dc:date>2025-11-17T01:32:10.847411700</dc:date>
    <meta:editing-duration>PT1M3S</meta:editing-duration>
    <meta:editing-cycles>1</meta:editing-cycles>
    <meta:document-statistic meta:table-count="0" meta:image-count="0" meta:object-count="0" meta:page-count="6" meta:paragraph-count="208" meta:word-count="1099" meta:character-count="6735" meta:non-whitespace-character-count="5966"/>
    <meta:generator>LibreOffice/25.8.2.2$Windows_X86_64 LibreOffice_project/d401f2107ccab8f924a8e2df40f573aab7605b6f</meta:generator>
  </office:meta>
</office:document-meta>
</file>